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6756" officeooo:paragraph-rsid="000467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rd file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10:40:21.330889152</meta:creation-date>
    <dc:date>2021-07-16T10:40:45.434655472</dc:date>
    <meta:editing-duration>PT25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6.4.7.2$Linux_X86_64 LibreOffice_project/40$Build-2</meta:generator>
  </office:meta>
</office:document-meta>
</file>